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9368in"/>
    </style:style>
    <style:style style:name="Table1.B" style:family="table-column">
      <style:table-column-properties style:column-width="4.756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9465in" table:align="left"/>
    </style:style>
    <style:style style:name="Table2.A" style:family="table-column">
      <style:table-column-properties style:column-width="1.3938in"/>
    </style:style>
    <style:style style:name="Table2.B" style:family="table-column">
      <style:table-column-properties style:column-width="3.552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3083in" table:align="left"/>
    </style:style>
    <style:style style:name="Table3.A" style:family="table-column">
      <style:table-column-properties style:column-width="1.9396in"/>
    </style:style>
    <style:style style:name="Table3.B" style:family="table-column">
      <style:table-column-properties style:column-width="4.368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3229in" table:align="left"/>
    </style:style>
    <style:style style:name="Table4.A" style:family="table-column">
      <style:table-column-properties style:column-width="1.3938in"/>
    </style:style>
    <style:style style:name="Table4.B" style:family="table-column">
      <style:table-column-properties style:column-width="2.9292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f course! Here’s your <text:span text:style-name="Strong_20_Emphasis">revised and detailed project documentation</text:span> that includes the <text:span text:style-name="Strong_20_Emphasis">first three future enhancements</text:span> in an expanded format and integrates everything into a comprehensive and polished document. This is perfect to show on your resume, submit to ACM Summer School/IITB Internship, or use as a foundation to actually build the project.</text:p>
      <text:p text:style-name="Horizontal_20_Line"/>
      <text:h text:style-name="Heading_20_1" text:outline-level="1">📘 Project Documentation: SecureChat+</text:h>
      <text:p text:style-name="Horizontal_20_Line"/>
      <text:h text:style-name="Heading_20_2" text:outline-level="2">🔐 <text:span text:style-name="Strong_20_Emphasis">Project Title:</text:span></text:h>
      <text:p text:style-name="Text_20_body"><text:span text:style-name="Strong_20_Emphasis">SecureChat+: A Secure Messaging Web App with End-to-End Encryption and Anomaly Detection</text:span></text:p>
      <text:p text:style-name="Horizontal_20_Line"/>
      <text:h text:style-name="Heading_20_2" text:outline-level="2">📄 <text:span text:style-name="Strong_20_Emphasis">1. Abstract</text:span></text:h>
      <text:p text:style-name="Text_20_body"><text:span text:style-name="Strong_20_Emphasis">SecureChat+</text:span> is a secure, real-time messaging web application developed with a focus on cybersecurity principles such as end-to-end encryption, strong user authentication, and real-time anomaly detection. It uses a <text:span text:style-name="Strong_20_Emphasis">hybrid encryption scheme</text:span> (RSA + AES), provides <text:span text:style-name="Strong_20_Emphasis">WebSocket-based messaging</text:span>, and includes a <text:span text:style-name="Strong_20_Emphasis">lightweight anomaly detection engine</text:span> for simulating behavior observed in a Security Operations Center (SOC).</text:p>
      <text:p text:style-name="Text_20_body">This project is designed as a research-aligned learning experience that aligns with the <text:span text:style-name="Strong_20_Emphasis">ACM Summer School in Cryptography</text:span> and the <text:span text:style-name="Strong_20_Emphasis">IIT Bombay Summer Internship Program</text:span>.</text:p>
      <text:p text:style-name="Horizontal_20_Line"/>
      <text:h text:style-name="Heading_20_2" text:outline-level="2">🧭 <text:span text:style-name="Strong_20_Emphasis">2. Objective</text:span></text:h>
      <text:list text:style-name="L1">
        <text:list-item>
          <text:p text:style-name="P2">Enable secure, end-to-end encrypted communication using robust cryptographic techniques.</text:p>
        </text:list-item>
        <text:list-item>
          <text:p text:style-name="P2">Detect anomalous activities using both <text:span text:style-name="Strong_20_Emphasis">rule-based</text:span> and <text:span text:style-name="Strong_20_Emphasis">ML-based</text:span> detection techniques.</text:p>
        </text:list-item>
        <text:list-item>
          <text:p text:style-name="P2">Simulate elements of a <text:span text:style-name="Strong_20_Emphasis">Security Operations Center</text:span> within a small-scale, realistic web application.</text:p>
        </text:list-item>
      </text:list>
      <text:p text:style-name="Horizontal_20_Line"/>
      <text:h text:style-name="Heading_20_2" text:outline-level="2">🏗️ <text:span text:style-name="Strong_20_Emphasis">3. Key Modules &amp; Feature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Modul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🔐 User Authentication</text:p>
          </table:table-cell>
          <table:table-cell table:style-name="Table1.A1" office:value-type="string">
            <text:p text:style-name="Table_20_Contents">User login and registration secured with <text:span text:style-name="Strong_20_Emphasis">bcrypt</text:span> password hashing.</text:p>
          </table:table-cell>
        </table:table-row>
        <table:table-row>
          <table:table-cell table:style-name="Table1.A1" office:value-type="string">
            <text:p text:style-name="Table_20_Contents">🔏 End-to-End Encrypted Chat</text:p>
          </table:table-cell>
          <table:table-cell table:style-name="Table1.A1" office:value-type="string">
            <text:p text:style-name="Table_20_Contents">Combines <text:span text:style-name="Strong_20_Emphasis">AES (symmetric)</text:span> for messages and <text:span text:style-name="Strong_20_Emphasis">RSA (asymmetric)</text:span> for key exchange.</text:p>
          </table:table-cell>
        </table:table-row>
        <table:table-row>
          <table:table-cell table:style-name="Table1.A1" office:value-type="string">
            <text:p text:style-name="Table_20_Contents">📡 Real-Time Messaging</text:p>
          </table:table-cell>
          <table:table-cell table:style-name="Table1.A1" office:value-type="string">
            <text:p text:style-name="Table_20_Contents">WebSocket-based chat with instant message delivery.</text:p>
          </table:table-cell>
        </table:table-row>
        <table:table-row>
          <table:table-cell table:style-name="Table1.A1" office:value-type="string">
            <text:p text:style-name="Table_20_Contents">🔍 Anomaly Detection</text:p>
          </table:table-cell>
          <table:table-cell table:style-name="Table1.A1" office:value-type="string">
            <text:p text:style-name="Table_20_Contents">Detects login floods, message spamming, and abnormal patterns.</text:p>
          </table:table-cell>
        </table:table-row>
        <text:soft-page-break/>
        <table:table-row>
          <table:table-cell table:style-name="Table1.A1" office:value-type="string">
            <text:p text:style-name="Table_20_Contents">📊 Admin Dashboard</text:p>
          </table:table-cell>
          <table:table-cell table:style-name="Table1.A1" office:value-type="string">
            <text:p text:style-name="Table_20_Contents">Logs activities, flags alerts, and visualizes suspicious behaviors.</text:p>
          </table:table-cell>
        </table:table-row>
      </table:table>
      <text:p text:style-name="Horizontal_20_Line"/>
      <text:h text:style-name="Heading_20_2" text:outline-level="2">🧱 <text:span text:style-name="Strong_20_Emphasis">4. System Architecture Overview</text:span></text:h>
      <text:p text:style-name="Preformatted_20_Text"><text:span text:style-name="Source_20_Text">Client A <text:s text:c="19"/>Server <text:s text:c="23"/>Client B</text:span></text:p>
      <text:p text:style-name="Preformatted_20_Text"><text:span text:style-name="Source_20_Text">-------- <text:s text:c="18"/>-------- <text:s text:c="20"/>--------</text:span></text:p>
      <text:p text:style-name="Preformatted_20_Text"><text:span text:style-name="Source_20_Text">Login UI <text:s text:c="2"/>----&gt; <text:s text:c="7"/>[Auth Module] <text:s text:c="3"/>&lt;---- <text:s text:c="4"/>&lt;---- Login UI</text:span></text:p>
      <text:p text:style-name="Preformatted_20_Text"><text:span text:style-name="Source_20_Text">Chat UI <text:s text:c="3"/>----&gt; <text:s text:c="6"/>[Crypto Engine] <text:s text:c="2"/>----&gt; <text:s text:c="4"/>&lt;---- Chat UI</text:span></text:p>
      <text:p text:style-name="Preformatted_20_Text"><text:span text:style-name="Source_20_Text">Socket.io <text:s/>&lt;-----&gt; <text:s text:c="3"/>[Flask SocketIO] <text:s/>&lt;-----&gt; <text:s text:c="2"/>&lt;-----&gt; Socket.io</text:span></text:p>
      <text:p text:style-name="Preformatted_20_Text"><text:span text:style-name="Source_20_Text"><text:s text:c="16"/>| <text:s text:c="32"/>|</text:span></text:p>
      <text:p text:style-name="Preformatted_20_Text"><text:span text:style-name="Source_20_Text"><text:s text:c="16"/>|----&gt; Anomaly Engine &lt;----|</text:span></text:p>
      <text:p text:style-name="Preformatted_20_Text"><text:span text:style-name="Source_20_Text"><text:s text:c="23"/>(Rule-based + ML)</text:span></text:p>
      <text:p text:style-name="Preformatted_20_Text"/>
      <text:p text:style-name="P1"><text:span text:style-name="Source_20_Text"><text:s text:c="10"/>Activity Logs &amp; Flags → Dashboard</text:span></text:p>
      <text:p text:style-name="Horizontal_20_Line"/>
      <text:h text:style-name="Heading_20_2" text:outline-level="2">🛠️ <text:span text:style-name="Strong_20_Emphasis">5. Technologies Used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Layer</text:p>
            </table:table-cell>
            <table:table-cell table:style-name="Table2.A1" office:value-type="string">
              <text:p text:style-name="Table_20_Heading">Tech Used</text:p>
            </table:table-cell>
          </table:table-row>
        </table:table-header-rows>
        <table:table-row>
          <table:table-cell table:style-name="Table2.A1" office:value-type="string">
            <text:p text:style-name="Table_20_Contents">Frontend</text:p>
          </table:table-cell>
          <table:table-cell table:style-name="Table2.A1" office:value-type="string">
            <text:p text:style-name="Table_20_Contents">HTML, CSS, JavaScript, Bootstrap</text:p>
          </table:table-cell>
        </table:table-row>
        <table:table-row>
          <table:table-cell table:style-name="Table2.A1" office:value-type="string">
            <text:p text:style-name="Table_20_Contents">Backend</text:p>
          </table:table-cell>
          <table:table-cell table:style-name="Table2.A1" office:value-type="string">
            <text:p text:style-name="Table_20_Contents">Python (Flask), Flask-SocketIO</text:p>
          </table:table-cell>
        </table:table-row>
        <table:table-row>
          <table:table-cell table:style-name="Table2.A1" office:value-type="string">
            <text:p text:style-name="Table_20_Contents">Crypto</text:p>
          </table:table-cell>
          <table:table-cell table:style-name="Table2.A1" office:value-type="string">
            <text:p text:style-name="Table_20_Contents">PyCryptodome / <text:span text:style-name="Source_20_Text">cryptography</text:span> library</text:p>
          </table:table-cell>
        </table:table-row>
        <table:table-row>
          <table:table-cell table:style-name="Table2.A1" office:value-type="string">
            <text:p text:style-name="Table_20_Contents">Auth</text:p>
          </table:table-cell>
          <table:table-cell table:style-name="Table2.A1" office:value-type="string">
            <text:p text:style-name="Table_20_Contents">Bcrypt</text:p>
          </table:table-cell>
        </table:table-row>
        <table:table-row>
          <table:table-cell table:style-name="Table2.A1" office:value-type="string">
            <text:p text:style-name="Table_20_Contents">Logging</text:p>
          </table:table-cell>
          <table:table-cell table:style-name="Table2.A1" office:value-type="string">
            <text:p text:style-name="Table_20_Contents">JSON or SQLite</text:p>
          </table:table-cell>
        </table:table-row>
        <table:table-row>
          <table:table-cell table:style-name="Table2.A1" office:value-type="string">
            <text:p text:style-name="Table_20_Contents">Anomaly Detection</text:p>
          </table:table-cell>
          <table:table-cell table:style-name="Table2.A1" office:value-type="string">
            <text:p text:style-name="Table_20_Contents">Scikit-learn (e.g., Isolation Forest), rule-based logic</text:p>
          </table:table-cell>
        </table:table-row>
        <table:table-row>
          <table:table-cell table:style-name="Table2.A1" office:value-type="string">
            <text:p text:style-name="Table_20_Contents">Dashboard</text:p>
          </table:table-cell>
          <table:table-cell table:style-name="Table2.A1" office:value-type="string">
            <text:p text:style-name="Table_20_Contents">Streamlit / Flask route with visualization</text:p>
          </table:table-cell>
        </table:table-row>
      </table:table>
      <text:p text:style-name="Horizontal_20_Line"/>
      <text:h text:style-name="Heading_20_2" text:outline-level="2">🔐 <text:span text:style-name="Strong_20_Emphasis">6. Cryptographic Model</text:span></text:h>
      <text:h text:style-name="Heading_20_3" text:outline-level="3">A. <text:span text:style-name="Strong_20_Emphasis">Hybrid Encryption</text:span></text:h>
      <text:list text:style-name="L2">
        <text:list-item>
          <text:p text:style-name="P3"><text:span text:style-name="Strong_20_Emphasis">AES</text:span> for fast symmetric encryption of chat messages.</text:p>
        </text:list-item>
        <text:list-item>
          <text:p text:style-name="P3"><text:span text:style-name="Strong_20_Emphasis">RSA</text:span> to exchange AES keys securely (public/private keypair).</text:p>
        </text:list-item>
      </text:list>
      <text:h text:style-name="Heading_20_3" text:outline-level="3">B. <text:span text:style-name="Strong_20_Emphasis">User Authentication</text:span></text:h>
      <text:list text:style-name="L3">
        <text:list-item>
          <text:p text:style-name="P4"><text:span text:style-name="Strong_20_Emphasis">bcrypt</text:span> is used to securely hash passwords.</text:p>
        </text:list-item>
        <text:list-item>
          <text:p text:style-name="P4">Server never stores or transmits plain-text passwords.</text:p>
        </text:list-item>
      </text:list>
      <text:p text:style-name="Horizontal_20_Line"/>
      <text:h text:style-name="Heading_20_2" text:outline-level="2">🔍 <text:span text:style-name="Strong_20_Emphasis">7. Anomaly Detection Engine</text:span></text:h>
      <text:p text:style-name="Text_20_body">Monitors the following behaviors:</text:p>
      <text:list text:style-name="L4">
        <text:list-item>
          <text:p text:style-name="P5">Excessive failed login attempts from an IP address.</text:p>
        </text:list-item>
        <text:list-item>
          <text:p text:style-name="P5"><text:soft-page-break/>Abnormal frequency of messages sent (possible bot/spam).</text:p>
        </text:list-item>
        <text:list-item>
          <text:p text:style-name="P5">Login from unexpected IP or device pattern.</text:p>
        </text:list-item>
      </text:list>
      <text:p text:style-name="Text_20_body"><text:span text:style-name="Strong_20_Emphasis">Techniques used:</text:span></text:p>
      <text:list text:style-name="L5">
        <text:list-item>
          <text:p text:style-name="P6"><text:span text:style-name="Strong_20_Emphasis">Rule-based detection</text:span> (e.g., <text:span text:style-name="Source_20_Text">&gt;5 login attempts in 60s</text:span>).</text:p>
        </text:list-item>
        <text:list-item>
          <text:p text:style-name="P6"><text:span text:style-name="Strong_20_Emphasis">ML-based outlier detection</text:span> using <text:span text:style-name="Source_20_Text">Isolation Forest</text:span>.</text:p>
        </text:list-item>
      </text:list>
      <text:p text:style-name="Horizontal_20_Line"/>
      <text:h text:style-name="Heading_20_2" text:outline-level="2">📈 <text:span text:style-name="Strong_20_Emphasis">8. Admin Dashboard</text:span></text:h>
      <text:list text:style-name="L6">
        <text:list-item>
          <text:p text:style-name="P7">View logs in real-time (<text:span text:style-name="Source_20_Text">activity_log.json</text:span>).</text:p>
        </text:list-item>
        <text:list-item>
          <text:p text:style-name="P7">Visual charts for login trends, flagged messages.</text:p>
        </text:list-item>
        <text:list-item>
          <text:p text:style-name="P7">Filter users with high-risk behavior.</text:p>
        </text:list-item>
      </text:list>
      <text:p text:style-name="Text_20_body">Can be built using:</text:p>
      <text:list text:style-name="L7">
        <text:list-item>
          <text:p text:style-name="P8"><text:span text:style-name="Strong_20_Emphasis">Streamlit</text:span></text:p>
        </text:list-item>
        <text:list-item>
          <text:p text:style-name="P8"><text:span text:style-name="Strong_20_Emphasis">Flask with Chart.js</text:span></text:p>
        </text:list-item>
        <text:list-item>
          <text:p text:style-name="P8"><text:span text:style-name="Strong_20_Emphasis">Basic HTML table + D3.js</text:span></text:p>
        </text:list-item>
      </text:list>
      <text:p text:style-name="Horizontal_20_Line"/>
      <text:h text:style-name="Heading_20_2" text:outline-level="2">🧪 <text:span text:style-name="Strong_20_Emphasis">9. How to Run the App</text:span></text:h>
      <text:list text:style-name="L8">
        <text:list-item>
          <text:p text:style-name="P9">Clone the repo</text:p>
        </text:list-item>
        <text:list-item>
          <text:p text:style-name="P9">Install dependencies:<text:line-break/><text:span text:style-name="Source_20_Text">pip install flask flask-socketio bcrypt pycryptodome scikit-learn</text:span></text:p>
        </text:list-item>
        <text:list-item>
          <text:p text:style-name="P9">Run the app:<text:line-break/><text:span text:style-name="Source_20_Text">python app.py</text:span></text:p>
        </text:list-item>
        <text:list-item>
          <text:p text:style-name="P9">Open your browser:<text:line-break/><text:span text:style-name="Source_20_Text">http://localhost:5000</text:span></text:p>
        </text:list-item>
      </text:list>
      <text:p text:style-name="Horizontal_20_Line"/>
      <text:h text:style-name="Heading_20_2" text:outline-level="2">🚀 <text:span text:style-name="Strong_20_Emphasis">10. Future Enhancements</text:span></text:h>
      <text:h text:style-name="Heading_20_3" text:outline-level="3">1. 🧩 <text:span text:style-name="Strong_20_Emphasis">Post-Quantum Cryptography (PQC)</text:span></text:h>
      <text:list text:style-name="L9">
        <text:list-item>
          <text:p text:style-name="P10">Replace RSA with quantum-safe algorithms like <text:span text:style-name="Strong_20_Emphasis">NTRU</text:span> or <text:span text:style-name="Strong_20_Emphasis">Kyber</text:span>.</text:p>
        </text:list-item>
        <text:list-item>
          <text:p text:style-name="P10">Objective: Make the app resistant to <text:span text:style-name="Strong_20_Emphasis">quantum attacks</text:span> by implementing <text:span text:style-name="Strong_20_Emphasis">NIST Round 4 PQC algorithms</text:span>.</text:p>
        </text:list-item>
        <text:list-item>
          <text:p text:style-name="P10">Use libraries like <text:a xlink:type="simple" xlink:href="https://pypi.org/project/pqcrypto/" text:style-name="Internet_20_link" text:visited-style-name="Visited_20_Internet_20_Link">PQCrypto</text:a> or <text:a xlink:type="simple" xlink:href="https://openquantumsafe.org/" text:style-name="Internet_20_link" text:visited-style-name="Visited_20_Internet_20_Link">Open Quantum Safe</text:a>.</text:p>
        </text:list-item>
      </text:list>
      <text:h text:style-name="Heading_20_3" text:outline-level="3"><text:soft-page-break/>2. 🔐 <text:span text:style-name="Strong_20_Emphasis">Zero-Knowledge Authentication</text:span></text:h>
      <text:list text:style-name="L10">
        <text:list-item>
          <text:p text:style-name="P11">Replace password login with <text:span text:style-name="Strong_20_Emphasis">Zero-Knowledge Proofs</text:span> (ZKPs), ensuring users can <text:span text:style-name="Strong_20_Emphasis">prove identity without revealing passwords</text:span>.</text:p>
        </text:list-item>
        <text:list-item>
          <text:p text:style-name="P11">Learn and experiment with ZK protocols like <text:span text:style-name="Strong_20_Emphasis">zk-SNARKs</text:span> or <text:span text:style-name="Strong_20_Emphasis">zk-STARKs</text:span>.</text:p>
        </text:list-item>
        <text:list-item>
          <text:p text:style-name="P11">Integration with open libraries like <text:span text:style-name="Source_20_Text">ZoKrates</text:span>.</text:p>
        </text:list-item>
      </text:list>
      <text:h text:style-name="Heading_20_3" text:outline-level="3">3. 🌍 <text:span text:style-name="Strong_20_Emphasis">IP Geolocation &amp; Device Fingerprinting</text:span></text:h>
      <text:list text:style-name="L11">
        <text:list-item>
          <text:p text:style-name="P12">Detect new devices or logins from unknown geographic locations.</text:p>
        </text:list-item>
        <text:list-item>
          <text:p text:style-name="P12">Raise flags when a login happens from a <text:span text:style-name="Strong_20_Emphasis">sudden IP/geographic shift</text:span>.</text:p>
        </text:list-item>
        <text:list-item>
          <text:p text:style-name="P12">Use APIs like <text:span text:style-name="Source_20_Text">ipinfo.io</text:span> or <text:span text:style-name="Source_20_Text">geolite2</text:span> to fetch location.</text:p>
        </text:list-item>
      </text:list>
      <text:p text:style-name="Horizontal_20_Line"/>
      <text:h text:style-name="Heading_20_2" text:outline-level="2">🧾 <text:span text:style-name="Strong_20_Emphasis">11. Use Case Relevance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Use Cas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Cryptographic Applications</text:p>
          </table:table-cell>
          <table:table-cell table:style-name="Table3.A1" office:value-type="string">
            <text:p text:style-name="Table_20_Contents">Demonstrates understanding of secure protocols</text:p>
          </table:table-cell>
        </table:table-row>
        <table:table-row>
          <table:table-cell table:style-name="Table3.A1" office:value-type="string">
            <text:p text:style-name="Table_20_Contents">SOC Simulation</text:p>
          </table:table-cell>
          <table:table-cell table:style-name="Table3.A1" office:value-type="string">
            <text:p text:style-name="Table_20_Contents">Basic anomaly detection and activity logging</text:p>
          </table:table-cell>
        </table:table-row>
        <table:table-row>
          <table:table-cell table:style-name="Table3.A1" office:value-type="string">
            <text:p text:style-name="Table_20_Contents">ML in Security</text:p>
          </table:table-cell>
          <table:table-cell table:style-name="Table3.A1" office:value-type="string">
            <text:p text:style-name="Table_20_Contents">Real-world use of Isolation Forest &amp; rule-based logic</text:p>
          </table:table-cell>
        </table:table-row>
        <table:table-row>
          <table:table-cell table:style-name="Table3.A1" office:value-type="string">
            <text:p text:style-name="Table_20_Contents">Secure Systems</text:p>
          </table:table-cell>
          <table:table-cell table:style-name="Table3.A1" office:value-type="string">
            <text:p text:style-name="Table_20_Contents">Shows principles of CIA: Confidentiality, Integrity, Availability</text:p>
          </table:table-cell>
        </table:table-row>
      </table:table>
      <text:p text:style-name="Horizontal_20_Line"/>
      <text:h text:style-name="Heading_20_2" text:outline-level="2">🧠 <text:span text:style-name="Strong_20_Emphasis">12. Learning Outcomes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Domain</text:p>
            </table:table-cell>
            <table:table-cell table:style-name="Table4.A1" office:value-type="string">
              <text:p text:style-name="Table_20_Heading">Learning Outcome</text:p>
            </table:table-cell>
          </table:table-row>
        </table:table-header-rows>
        <table:table-row>
          <table:table-cell table:style-name="Table4.A1" office:value-type="string">
            <text:p text:style-name="Table_20_Contents">Cryptography</text:p>
          </table:table-cell>
          <table:table-cell table:style-name="Table4.A1" office:value-type="string">
            <text:p text:style-name="Table_20_Contents">Practical use of RSA, AES, hybrid models</text:p>
          </table:table-cell>
        </table:table-row>
        <table:table-row>
          <table:table-cell table:style-name="Table4.A1" office:value-type="string">
            <text:p text:style-name="Table_20_Contents">Authentication</text:p>
          </table:table-cell>
          <table:table-cell table:style-name="Table4.A1" office:value-type="string">
            <text:p text:style-name="Table_20_Contents">Strong password management with bcrypt</text:p>
          </table:table-cell>
        </table:table-row>
        <table:table-row>
          <table:table-cell table:style-name="Table4.A1" office:value-type="string">
            <text:p text:style-name="Table_20_Contents">Real-time App</text:p>
          </table:table-cell>
          <table:table-cell table:style-name="Table4.A1" office:value-type="string">
            <text:p text:style-name="Table_20_Contents">WebSocket-based async chat</text:p>
          </table:table-cell>
        </table:table-row>
        <table:table-row>
          <table:table-cell table:style-name="Table4.A1" office:value-type="string">
            <text:p text:style-name="Table_20_Contents">Anomaly Detection</text:p>
          </table:table-cell>
          <table:table-cell table:style-name="Table4.A1" office:value-type="string">
            <text:p text:style-name="Table_20_Contents">Rule-based &amp; ML detection</text:p>
          </table:table-cell>
        </table:table-row>
        <table:table-row>
          <table:table-cell table:style-name="Table4.A1" office:value-type="string">
            <text:p text:style-name="Table_20_Contents">Secure Design</text:p>
          </table:table-cell>
          <table:table-cell table:style-name="Table4.A1" office:value-type="string">
            <text:p text:style-name="Table_20_Contents">Secure-by-design architecture principles</text:p>
          </table:table-cell>
        </table:table-row>
      </table:table>
      <text:p text:style-name="Horizontal_20_Line"/>
      <text:h text:style-name="Heading_20_2" text:outline-level="2">📚 <text:span text:style-name="Strong_20_Emphasis">13. References</text:span></text:h>
      <text:list text:style-name="L12">
        <text:list-item>
          <text:p text:style-name="P13"><text:a xlink:type="simple" xlink:href="https://datatracker.ietf.org/doc/html/rfc8017" text:style-name="Internet_20_link" text:visited-style-name="Visited_20_Internet_20_Link">RFC 8017: RSA Cryptography Standard</text:a></text:p>
        </text:list-item>
        <text:list-item>
          <text:p text:style-name="P13"><text:a xlink:type="simple" xlink:href="https://cheatsheetseries.owasp.org/cheatsheets/Password_Storage_Cheat_Sheet.html" text:style-name="Internet_20_link" text:visited-style-name="Visited_20_Internet_20_Link">OWASP Cheat Sheet: Password Storage</text:a></text:p>
        </text:list-item>
        <text:list-item>
          <text:p text:style-name="P13"><text:a xlink:type="simple" xlink:href="https://nvlpubs.nist.gov/nistpubs/FIPS/NIST.FIPS.197.pdf" text:style-name="Internet_20_link" text:visited-style-name="Visited_20_Internet_20_Link">NIST AES Spec</text:a></text:p>
        </text:list-item>
        <text:list-item>
          <text:p text:style-name="P13"><text:a xlink:type="simple" xlink:href="https://scikit-learn.org/stable/modules/generated/sklearn.ensemble.IsolationForest.html" text:style-name="Internet_20_link" text:visited-style-name="Visited_20_Internet_20_Link">Scikit-learn - IsolationForest</text:a></text:p>
        </text:list-item>
        <text:list-item>
          <text:p text:style-name="P13"><text:a xlink:type="simple" xlink:href="https://openquantumsafe.org/" text:style-name="Internet_20_link" text:visited-style-name="Visited_20_Internet_20_Link">Open Quantum Safe Project</text:a></text:p>
        </text:list-item>
        <text:list-item>
          <text:p text:style-name="P13"><text:a xlink:type="simple" xlink:href="https://zokrates.github.io/" text:style-name="Internet_20_link" text:visited-style-name="Visited_20_Internet_20_Link">ZoKrates ZKP Toolchain</text:a></text:p>
        </text:list-item>
      </text:list>
      <text:p text:style-name="Horizontal_20_Line"/>
      <text:h text:style-name="Heading_20_2" text:outline-level="2"><text:soft-page-break/>📎 Appendix</text:h>
      <text:list text:style-name="L13">
        <text:list-item>
          <text:p text:style-name="P14">Source code repo (GitHub) – <text:span text:style-name="Emphasis">to be created</text:span></text:p>
        </text:list-item>
        <text:list-item>
          <text:p text:style-name="P14">Sample log file – <text:span text:style-name="Source_20_Text">activity_log.json</text:span></text:p>
        </text:list-item>
        <text:list-item>
          <text:p text:style-name="P14">Wireframes – Admin Dashboard, Chat UI, Login Page</text:p>
        </text:list-item>
      </text:list>
      <text:p text:style-name="Horizontal_20_Line"/>
      <text:p text:style-name="Text_20_body">Would you like me to now continue with the <text:span text:style-name="Strong_20_Emphasis">technical breakdown of all concepts used</text:span> in this project? That’ll help you understand what to learn next before building i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0:23:49.009328381</meta:creation-date>
    <dc:date>2025-04-13T20:23:59.466634561</dc:date>
    <meta:editing-duration>PT12S</meta:editing-duration>
    <meta:editing-cycles>1</meta:editing-cycles>
    <meta:document-statistic meta:table-count="4" meta:image-count="0" meta:object-count="0" meta:page-count="5" meta:paragraph-count="128" meta:word-count="815" meta:character-count="5575" meta:non-whitespace-character-count="4718"/>
    <meta:generator>LibreOffice/24.2.7.2$Linux_X86_64 LibreOffice_project/420$Build-2</meta:generator>
  </office:meta>
</office:document-meta>
</file>